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Georgia" svg:font-family="Georgia, 'Droid Serif', Times, serif"/>
    <style:font-face style:name="Lohit Devanagari1" svg:font-family="'Lohit Devanagari'"/>
    <style:font-face style:name="inherit" svg:font-family="inherit"/>
    <style:font-face style:name="source sans pro" svg:font-family="'source sans pro', sans-serif, AvenirNextCondensed-Medium, HelveticaNeue-CondensedBold, 'Droid Sans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4f22" officeooo:paragraph-rsid="001b4f22"/>
    </style:style>
    <style:style style:name="P2" style:family="paragraph" style:parent-style-name="Standard">
      <style:text-properties fo:font-style="italic" style:text-underline-style="solid" style:text-underline-width="auto" style:text-underline-color="font-color" fo:font-weight="bold" officeooo:rsid="001b4f22" officeooo:paragraph-rsid="001b4f22" fo:background-color="#808080" style:font-style-asian="italic" style:font-weight-asian="bold" style:font-style-complex="italic" style:font-weight-complex="bold"/>
    </style:style>
    <style:style style:name="P3" style:family="paragraph" style:parent-style-name="Standard">
      <style:text-properties style:use-window-font-color="true" officeooo:rsid="001b4f22" officeooo:paragraph-rsid="001b4f22" fo:background-color="#ef413d"/>
    </style:style>
    <style:style style:name="P4" style:family="paragraph" style:parent-style-name="Standard">
      <style:text-properties style:use-window-font-color="true" officeooo:rsid="001b4f22" officeooo:paragraph-rsid="001b4f22" fo:background-color="transparent"/>
    </style:style>
    <style:style style:name="P5" style:family="paragraph" style:parent-style-name="Standard">
      <style:text-properties fo:background-color="#ef413d"/>
    </style:style>
    <style:style style:name="P6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333333" style:font-name="inherit" fo:font-size="12pt" fo:letter-spacing="normal" fo:font-style="normal" fo:font-weight="normal" loext:padding="0cm" loext:border="none"/>
    </style:style>
    <style:style style:name="P7" style:family="paragraph" style:parent-style-name="Text_20_body" style:list-style-name="L1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333333" style:font-name="inherit" fo:font-size="12pt" fo:letter-spacing="normal" fo:font-style="normal" fo:font-weight="normal" loext:padding="0cm" loext:border="none"/>
    </style:style>
    <style:style style:name="P8" style:family="paragraph" style:parent-style-name="Text_20_body" style:list-style-name="L2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333333" style:font-name="inherit" fo:font-size="12pt" fo:letter-spacing="normal" fo:font-style="normal" fo:font-weight="normal" loext:padding="0cm" loext:border="none"/>
    </style:style>
    <style:style style:name="P9" style:family="paragraph" style:parent-style-name="Text_20_body" style:list-style-name="L3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333333" style:font-name="inherit" fo:font-size="12pt" fo:letter-spacing="normal" fo:font-style="normal" fo:font-weight="normal" loext:padding="0cm" loext:border="none"/>
    </style:style>
    <style:style style:name="P10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P11" style:family="paragraph" style:parent-style-name="Heading_20_1">
      <loext:graphic-properties draw:fill="none" draw:fill-color="#ffffff"/>
      <style:paragraph-properties fo:margin-left="0cm" fo:margin-right="0cm" fo:margin-top="1.058cm" fo:margin-bottom="0.212cm" loext:contextual-spacing="false" fo:line-height="110%" fo:text-align="start" style:justify-single-word="false" fo:orphans="2" fo:widows="2" fo:text-indent="0cm" style:auto-text-indent="false" fo:background-color="transparent" fo:padding="0cm" fo:border="none"/>
      <style:text-properties fo:font-variant="normal" fo:text-transform="none" fo:color="#8e0012" style:font-name="source sans pro" fo:font-size="12pt" fo:font-style="normal" fo:font-weight="bold" loext:padding="0cm" loext:border="none"/>
    </style:style>
    <style:style style:name="P12" style:family="paragraph" style:parent-style-name="Heading_20_1">
      <loext:graphic-properties draw:fill="none" draw:fill-color="#ffffff"/>
      <style:paragraph-properties fo:margin-left="0cm" fo:margin-right="0cm" fo:margin-top="1.058cm" fo:margin-bottom="0.212cm" loext:contextual-spacing="false" fo:line-height="110%" fo:text-align="start" style:justify-single-word="false" fo:orphans="2" fo:widows="2" fo:text-indent="0cm" style:auto-text-indent="false" fo:background-color="transparent" fo:padding="0cm" fo:border="none"/>
      <style:text-properties fo:font-variant="normal" fo:text-transform="none" fo:color="#333333" style:font-name="inherit" fo:font-size="12pt" fo:letter-spacing="normal" fo:font-style="normal" fo:font-weight="normal" style:font-name-asian="inherit" style:font-size-asian="12pt" style:font-style-asian="normal" style:font-weight-asian="normal" style:font-name-complex="inherit" style:font-size-complex="12pt" style:font-style-complex="normal" style:font-weight-complex="normal" loext:padding="0cm" loext:border="none"/>
    </style:style>
    <style:style style:name="T1" style:family="text">
      <style:text-properties style:use-window-font-color="true" fo:background-color="transparent" loext:char-shading-value="0"/>
    </style:style>
    <style:style style:name="T2" style:family="text">
      <style:text-properties officeooo:rsid="001f5e32" fo:background-color="#ef413d" loext:char-shading-value="0"/>
    </style:style>
    <style:style style:name="T3" style:family="text">
      <style:text-properties officeooo:rsid="001f5e32" fo:background-color="#ef413d" loext:char-shading-value="0"/>
    </style:style>
    <style:style style:name="T4" style:family="text">
      <style:text-properties fo:background-color="transparent" loext:char-shading-value="0"/>
    </style:style>
    <style:style style:name="T5" style:family="text">
      <style:text-properties fo:background-color="transparent" loext:char-shading-value="0"/>
    </style:style>
    <style:style style:name="T6" style:family="text">
      <style:text-properties style:font-name="inherit" fo:font-size="12pt" style:font-name-asian="inherit" style:font-size-asian="12pt" style:font-name-complex="inherit" style:font-size-complex="12pt" loext:padding="0cm" loext:border="none"/>
    </style:style>
    <style:style style:name="T7" style:family="text">
      <style:text-properties style:font-name="inherit" fo:font-size="12pt" loext:padding="0cm" loext:border="none"/>
    </style:style>
    <style:style style:name="T8" style:family="text">
      <style:text-properties officeooo:rsid="001f5e32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bo-rt-content">
        <text:section text:style-name="Sect1" text:name="test-content-id">
          <text:section text:style-name="Sect1" text:name="project_checklist_appendix">
            <text:p text:style-name="P10"><text:span text:style-name="T7">This checklist can guide you through your Machine Learning projects. There are eight main steps:</text:span></text:p>
            <text:list xml:id="list4275947662" text:style-name="L1">
              <text:list-item>
                <text:p text:style-name="P7">Frame the problem and look at the big picture.</text:p>
              </text:list-item>
              <text:list-item>
                <text:p text:style-name="P7">Get the data.</text:p>
              </text:list-item>
              <text:list-item>
                <text:p text:style-name="P7">Explore the data to gain insights.</text:p>
              </text:list-item>
              <text:list-item>
                <text:p text:style-name="P7">Prepare the data to better expose the underlying data patterns to Machine Learning algorithms.</text:p>
              </text:list-item>
              <text:list-item>
                <text:p text:style-name="P7">Explore many different models and shortlist the best ones.</text:p>
              </text:list-item>
              <text:list-item>
                <text:p text:style-name="P7">Fine-tune your models and combine them into a great solution.</text:p>
              </text:list-item>
              <text:list-item>
                <text:p text:style-name="P7">Present your solution.</text:p>
              </text:list-item>
              <text:list-item>
                <text:p text:style-name="P7">Launch, monitor, and maintain your system.</text:p>
              </text:list-item>
            </text:list>
            <text:p text:style-name="P6">Obviously, you should feel free to adapt this checklist to your needs.</text:p>
            <text:section text:style-name="Sect1" text:name="idm46028895754344">
              <text:h text:style-name="P11" text:outline-level="1">Frame the Problem and Look at the Big Picture</text:h>
              <text:list xml:id="list3493258270" text:style-name="L2">
                <text:list-item>
                  <text:p text:style-name="P8">Define the objective in business terms.</text:p>
                </text:list-item>
                <text:list-item>
                  <text:p text:style-name="P8">How will your solution be used?</text:p>
                </text:list-item>
                <text:list-item>
                  <text:p text:style-name="P8">What are the current solutions/workarounds (if any)?</text:p>
                </text:list-item>
                <text:list-item>
                  <text:p text:style-name="P8">How should you frame this problem (supervised/unsupervised, online/offline, etc.)?</text:p>
                </text:list-item>
                <text:list-item>
                  <text:p text:style-name="P8">How should performance be measured?</text:p>
                </text:list-item>
                <text:list-item>
                  <text:p text:style-name="P8">Is the performance measure aligned with the business objective?</text:p>
                </text:list-item>
                <text:list-item>
                  <text:p text:style-name="P8">What would be the minimum performance needed to reach the business objective?</text:p>
                </text:list-item>
                <text:list-item>
                  <text:p text:style-name="P8">What are comparable problems? Can you reuse experience or tools?</text:p>
                </text:list-item>
                <text:list-item>
                  <text:p text:style-name="P8">Is human expertise available?</text:p>
                </text:list-item>
                <text:list-item>
                  <text:p text:style-name="P8">How would you solve the problem manually?</text:p>
                </text:list-item>
                <text:list-item>
                  <text:p text:style-name="P8">List the assumptions you (or others) have made so far.</text:p>
                </text:list-item>
                <text:list-item>
                  <text:p text:style-name="P8">Verify assumptions if possible.</text:p>
                </text:list-item>
              </text:list>
            </text:section>
            <text:section text:style-name="Sect1" text:name="get_the_data_step">
              <text:h text:style-name="P12" text:outline-level="1">Get the Data</text:h>
              <text:p text:style-name="P6">Note: automate as much as possible so you can easily get fresh data.</text:p>
              <text:list xml:id="list3092755860" text:style-name="L3">
                <text:list-item>
                  <text:p text:style-name="P9">List the data you need and how much you need.</text:p>
                </text:list-item>
                <text:list-item>
                  <text:p text:style-name="P9">Find and document where you can get that data.</text:p>
                </text:list-item>
                <text:list-item>
                  <text:p text:style-name="P9">Check how much space it ...</text:p>
                </text:list-item>
              </text:list>
            </text:section>
          </text:section>
        </text:section>
      </text:section>
      <text:p text:style-name="Standard"><text:line-break/><text:span text:style-name="T3">Way to start with machine learning problem:</text:span></text:p>
      <text:p text:style-name="P5"><text:tab/>You’d explore data preparation options, try out multiple models, shortlisting the best ones and fine-tuning their hyperparameters using GridSearchCV, and automate as much as possible.</text:p>
      <text:p text:style-name="Standard"/>
      <text:p text:style-name="P2">MNIST- Analysis: (Chapter 3 Classification, Hands on ML)</text:p>
      <text:p text:style-name="P1">Some algorithms (such as SGD classifiers, Random Forest classifiers, and naive</text:p>
      <text:p text:style-name="P1">Bayes classifiers) are capable of handling multiple classes natively. Others (such</text:p>
      <text:p text:style-name="P1">as Logistic Regression or Support Vector Machine classifiers) are strictly binary</text:p>
      <text:p text:style-name="P1">classifiers. However, there are various strategies that you can use to perform</text:p>
      <text:p text:style-name="P1"><text:soft-page-break/>multiclass classification with multiple binary classifiers.</text:p>
      <text:p text:style-name="P1"/>
      <text:p text:style-name="P1">One way to create a system that can classify the digit images into 10 classes</text:p>
      <text:p text:style-name="P1">(from 0 to 9) is to train 10 binary classifiers, one for each digit (a 0-detector, a 1-</text:p>
      <text:p text:style-name="P1">detector, a 2-detector, and so on). Then when you want to classify an image, you</text:p>
      <text:p text:style-name="P1">get the decision score from each classifier for that image and you select the class</text:p>
      <text:p text:style-name="P1">whose classifier outputs the highest score. This is called the one-versus-all (OvA)</text:p>
      <text:p text:style-name="P1">strategy (also called one-versus-the-rest).</text:p>
      <text:p text:style-name="P1"/>
      <text:p text:style-name="P1">Another strategy is to train a binary classifier for every pair of digits: one to</text:p>
      <text:p text:style-name="P1">distinguish 0s and 1s, another to distinguish 0s and 2s, another for 1s and 2s, and</text:p>
      <text:p text:style-name="P1">so on. This is called the one-versus-one (OvO) strategy. If there are N classes,</text:p>
      <text:p text:style-name="P1">you need to train N × (N – 1) / 2 classifiers. For the MNIST problem, this means</text:p>
      <text:p text:style-name="P1">training 45 binary classifiers! When you want to classify an image, you have to</text:p>
      <text:p text:style-name="P1">run the image through all 45 classifiers and see which class wins the most duels.</text:p>
      <text:p text:style-name="P1">The main advantage of OvO is that each classifier only needs to be trained on the</text:p>
      <text:p text:style-name="P1">part of the training set for the two classes that it must distinguish.</text:p>
      <text:p text:style-name="P1">Some algorithms (such as Support Vector Machine classifiers) scale poorly with</text:p>
      <text:p text:style-name="P1">the size of the training set.<text:span text:style-name="T5"> </text:span><text:span text:style-name="T1">So for these algorithms OvO is preferred because it is</text:span></text:p>
      <text:p text:style-name="P4">faster to train many classifiers on small training sets than training few classifiers</text:p>
      <text:p text:style-name="P3"><text:span text:style-name="T4">on large training sets.</text:span> For most binary classification algorithms, however, OvA is</text:p>
      <text:p text:style-name="P3">preferr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Georgia" svg:font-family="Georgia, 'Droid Serif', Times, serif"/>
    <style:font-face style:name="Lohit Devanagari1" svg:font-family="'Lohit Devanagari'"/>
    <style:font-face style:name="inherit" svg:font-family="inherit"/>
    <style:font-face style:name="source sans pro" svg:font-family="'source sans pro', sans-serif, AvenirNextCondensed-Medium, HelveticaNeue-CondensedBold, 'Droid Sans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31T00:21:17.635658547</meta:creation-date>
    <meta:generator>LibreOffice/6.0.7.3$Linux_X86_64 LibreOffice_project/00m0$Build-3</meta:generator>
    <dc:date>2019-10-14T21:23:55.638498823</dc:date>
    <meta:editing-duration>P1DT34M5S</meta:editing-duration>
    <meta:editing-cycles>7</meta:editing-cycles>
    <meta:document-statistic meta:table-count="0" meta:image-count="0" meta:object-count="0" meta:page-count="2" meta:paragraph-count="55" meta:word-count="592" meta:character-count="3515" meta:non-whitespace-character-count="2998"/>
  </office:meta>
</office:document-meta>
</file>